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3.17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1.3429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0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1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82">
            <text:p>0.082</text:p>
          </table:table-cell>
          <table:table-cell office:value-type="string">
            <text:p>ppm</text:p>
          </table:table-cell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93">
            <text:p>0.093</text:p>
          </table:table-cell>
          <table:table-cell office:value-type="string">
            <text:p>ppm</text:p>
          </table:table-cell>
          <table:table-cell office:value-type="float" office:value="145">
            <text:p>1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94">
            <text:p>0.094</text:p>
          </table:table-cell>
          <table:table-cell office:value-type="string">
            <text:p>ppm</text:p>
          </table:table-cell>
          <table:table-cell office:value-type="float" office:value="147">
            <text:p>1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string">
            <text:p>ppm</text:p>
          </table:table-cell>
          <table:table-cell office:value-type="float" office:value="166">
            <text:p>16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82">
            <text:p>0.082</text:p>
          </table:table-cell>
          <table:table-cell office:value-type="string">
            <text:p>ppm</text:p>
          </table:table-cell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94">
            <text:p>0.094</text:p>
          </table:table-cell>
          <table:table-cell office:value-type="string">
            <text:p>ppm</text:p>
          </table:table-cell>
          <table:table-cell office:value-type="float" office:value="147">
            <text:p>1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string">
            <text:p>ppm</text:p>
          </table:table-cell>
          <table:table-cell office:value-type="float" office:value="172">
            <text:p>17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12/31/2000</text:p>
          </table:table-cell>
          <table:table-cell office:value-type="float" office:value="110010025">
            <text:p>110010025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58322600092">
            <text:p>38.5832260009</text:p>
          </table:table-cell>
          <table:table-cell office:value-type="float" office:value="-77.1219">
            <text:p>-77.1219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0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1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1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1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91">
            <text:p>0.091</text:p>
          </table:table-cell>
          <table:table-cell office:value-type="string">
            <text:p>ppm</text:p>
          </table:table-cell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string">
            <text:p>ppm</text:p>
          </table:table-cell>
          <table:table-cell office:value-type="float" office:value="164">
            <text:p>1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ppm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ppm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5">
            <text:p>0.005</text:p>
          </table:table-cell>
          <table:table-cell office:value-type="string">
            <text:p>ppm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12/31/2000</text:p>
          </table:table-cell>
          <table:table-cell office:value-type="float" office:value="110010041">
            <text:p>11001004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8955720009222">
            <text:p>38.8955720009</text:p>
          </table:table-cell>
          <table:table-cell office:value-type="float" office:value="-76.958072">
            <text:p>-76.958072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1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1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1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ppm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ppm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94">
            <text:p>0.094</text:p>
          </table:table-cell>
          <table:table-cell office:value-type="string">
            <text:p>ppm</text:p>
          </table:table-cell>
          <table:table-cell office:value-type="float" office:value="147">
            <text:p>1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string">
            <text:p>ppm</text:p>
          </table:table-cell>
          <table:table-cell office:value-type="float" office:value="166">
            <text:p>16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  <table:table-row table:style-name="ro1">
          <table:table-cell office:value-type="string">
            <text:p>12/31/2000</text:p>
          </table:table-cell>
          <table:table-cell office:value-type="float" office:value="110010043">
            <text:p>11001004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7900">
            <text:p>47900</text:p>
          </table:table-cell>
          <table:table-cell office:value-type="string">
            <text:p>Washington-Arlington-Alexandria, DC-VA-MD-WV</text:p>
          </table:table-cell>
          <table:table-cell office:value-type="float" office:value="11">
            <text:p>11</text:p>
          </table:table-cell>
          <table:table-cell office:value-type="string">
            <text:p>District Of Columbia</text:p>
          </table:table-cell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38.9218470009224">
            <text:p>38.9218470009</text:p>
          </table:table-cell>
          <table:table-cell office:value-type="float" office:value="-77.013178">
            <text:p>-77.013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440" meta:object-count="0"/>
    <meta:generator>LibreOffice/3.5$Linux_X86_64 LibreOffice_project/350m1$Build-2</meta:generator>
  </office:meta>
</office:document-meta>
</file>